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TestUtils.isSerializabl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ationTestUtils.serializeAndDeserialize( 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ationTestUtils.testSerializa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tionTestUtils.serializeAndDeserialize( Object o , Class &lt; T &gt; expect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